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376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lassical" table:style-name="ta1">
        <table:shapes>
          <draw:frame draw:z-index="0" draw:style-name="gr1" draw:text-style-name="P1" svg:width="15.999cm" svg:height="8.999cm" svg:x="4.488cm" svg:y="0.1cm">
            <draw:object draw:notify-on-update-of-ranges="classical.A1:classical.A1 classical.A2:classical.A33 classical.B1:classical.B1 classical.B2:classical.B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ichess</text:p>
          </table:table-cell>
          <table:table-cell office:value-type="string" calcext:value-type="string">
            <text:p>chess.com(rapid)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2205" calcext:value-type="float">
            <text:p>2205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2435" calcext:value-type="float">
            <text:p>24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CJK TC'" style:font-family-generic-asian="system" style:font-pitch-asian="variable" style:font-size-asian="12pt" style:language-asian="zh" style:country-asian="TW" style:font-family-complex="'Noto Sans CJK HK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TC" style:font-family-asian="'Noto Sans CJK T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00/00/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3T12:43:46.479826804</dc:date>
    <meta:editing-duration>PT1M52S</meta:editing-duration>
    <meta:editing-cycles>1</meta:editing-cycles>
    <meta:generator>LibreOffice/24.8.2.1$Linux_X86_64 LibreOffice_project/480$Build-1</meta:generator>
    <meta:document-statistic meta:table-count="1" meta:cell-count="6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classical.A1:classical.B33" chart:data-source-has-labels="row" svg:x="0.32cm" svg:y="0.18cm" svg:width="15.36cm" svg:height="8.64cm">
          <chart:coordinate-region svg:x="1.366cm" svg:y="0.379cm" svg:width="13.915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classical.B2:classical.B33" chart:label-cell-address="classical.B1:classical.B1" chart:class="chart:scatter">
            <chart:domain table:cell-range-address="classical.A2:classical.A33"/>
            <chart:regression-curve chart:style-name="ch7">
              <chart:equation chart:display-equation="true" chart:display-r-square="false" svg:x="1.996cm" svg:y="7.256cm"/>
            </chart:regression-curve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chess.com(rapid)</text:p>
                <draw:g>
                  <svg:desc>classical.B1:classical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40">
                <text:p>1340</text:p>
                <draw:g>
                  <svg:desc>classical.A2:classical.A33</svg:desc>
                </draw:g>
              </table:table-cell>
              <table:table-cell office:value-type="float" office:value="705">
                <text:p>705</text:p>
                <draw:g>
                  <svg:desc>classical.B2:classical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0">
                <text:p>1390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40">
                <text:p>144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15">
                <text:p>1515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5">
                <text:p>1555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50">
                <text:p>165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85">
                <text:p>1685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25">
                <text:p>1725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5">
                <text:p>175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70">
                <text:p>177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90">
                <text:p>1790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20">
                <text:p>1820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45">
                <text:p>1845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70">
                <text:p>1870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85">
                <text:p>1885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0">
                <text:p>1900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20">
                <text:p>1920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80">
                <text:p>1980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5">
                <text:p>2005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20">
                <text:p>2020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40">
                <text:p>2040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55">
                <text:p>2055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90">
                <text:p>2090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05">
                <text:p>2105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15">
                <text:p>2115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70">
                <text:p>2170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05">
                <text:p>2205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85">
                <text:p>2285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35">
                <text:p>2335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50">
                <text:p>2350</text:p>
              </table:table-cell>
              <table:table-cell office:value-type="float" office:value="2305">
                <text:p>2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50">
                <text:p>2450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30">
                <text:p>2530</text:p>
              </table:table-cell>
              <table:table-cell office:value-type="float" office:value="2435">
                <text:p>24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